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00a933" draw:marker-start-width="0.729cm" draw:marker-end-width="0.729cm" draw:fill="solid" draw:fill-color="#ffffff" draw:textarea-horizontal-align="justify" draw:textarea-vertical-align="middle" draw:auto-grow-height="false" fo:min-height="4.469cm" fo:min-width="12.474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715cm" svg:x="1.894cm" svg:y="5.74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236cm" svg:y1="6.082cm" svg:x2="15.571cm" svg:y2="6.082cm">
          <text:p/>
        </draw:line>
        <draw:line draw:style-name="gr3" draw:text-style-name="P3" draw:layer="layout" svg:x1="1.919cm" svg:y1="6.399cm" svg:x2="15.571cm" svg:y2="6.399cm">
          <text:p/>
        </draw:line>
        <draw:line draw:style-name="gr3" draw:text-style-name="P3" draw:layer="layout" svg:x1="1.919cm" svg:y1="6.717cm" svg:x2="15.889cm" svg:y2="6.717cm">
          <text:p/>
        </draw:line>
        <draw:line draw:style-name="gr3" draw:text-style-name="P3" draw:layer="layout" svg:x1="1.919cm" svg:y1="7.034cm" svg:x2="15.889cm" svg:y2="7.034cm">
          <text:p/>
        </draw:line>
        <draw:line draw:style-name="gr3" draw:text-style-name="P3" draw:layer="layout" svg:x1="1.919cm" svg:y1="7.352cm" svg:x2="15.889cm" svg:y2="7.352cm">
          <text:p/>
        </draw:line>
        <draw:line draw:style-name="gr3" draw:text-style-name="P3" draw:layer="layout" svg:x1="1.919cm" svg:y1="7.669cm" svg:x2="15.889cm" svg:y2="7.669cm">
          <text:p/>
        </draw:line>
        <draw:line draw:style-name="gr3" draw:text-style-name="P3" draw:layer="layout" svg:x1="1.919cm" svg:y1="7.987cm" svg:x2="15.889cm" svg:y2="7.987cm">
          <text:p/>
        </draw:line>
        <draw:line draw:style-name="gr3" draw:text-style-name="P3" draw:layer="layout" svg:x1="1.919cm" svg:y1="8.304cm" svg:x2="15.889cm" svg:y2="8.304cm">
          <text:p/>
        </draw:line>
        <draw:line draw:style-name="gr3" draw:text-style-name="P3" draw:layer="layout" svg:x1="1.919cm" svg:y1="8.622cm" svg:x2="15.889cm" svg:y2="8.622cm">
          <text:p/>
        </draw:line>
        <draw:line draw:style-name="gr3" draw:text-style-name="P3" draw:layer="layout" svg:x1="1.919cm" svg:y1="8.939cm" svg:x2="15.889cm" svg:y2="8.939cm">
          <text:p/>
        </draw:line>
        <draw:line draw:style-name="gr3" draw:text-style-name="P3" draw:layer="layout" svg:x1="1.919cm" svg:y1="9.257cm" svg:x2="15.889cm" svg:y2="9.257cm">
          <text:p/>
        </draw:line>
        <draw:line draw:style-name="gr3" draw:text-style-name="P3" draw:layer="layout" svg:x1="1.919cm" svg:y1="9.574cm" svg:x2="15.889cm" svg:y2="9.574cm">
          <text:p/>
        </draw:line>
        <draw:line draw:style-name="gr3" draw:text-style-name="P3" draw:layer="layout" svg:x1="1.919cm" svg:y1="9.892cm" svg:x2="15.889cm" svg:y2="9.892cm">
          <text:p/>
        </draw:line>
        <draw:line draw:style-name="gr3" draw:text-style-name="P3" draw:layer="layout" svg:x1="1.919cm" svg:y1="10.209cm" svg:x2="15.889cm" svg:y2="10.209cm">
          <text:p/>
        </draw:line>
        <draw:line draw:style-name="gr3" draw:text-style-name="P3" draw:layer="layout" svg:x1="1.919cm" svg:y1="10.527cm" svg:x2="15.889cm" svg:y2="10.527cm">
          <text:p/>
        </draw:line>
        <draw:line draw:style-name="gr3" draw:text-style-name="P3" draw:layer="layout" svg:x1="1.919cm" svg:y1="10.844cm" svg:x2="15.889cm" svg:y2="10.844cm">
          <text:p/>
        </draw:line>
        <draw:line draw:style-name="gr3" draw:text-style-name="P3" draw:layer="layout" svg:x1="2.236cm" svg:y1="11.162cm" svg:x2="15.571cm" svg:y2="11.162cm">
          <text:p/>
        </draw:line>
        <draw:line draw:style-name="gr3" draw:text-style-name="P3" draw:layer="layout" svg:x1="2.236cm" svg:y1="6.082cm" svg:x2="2.236cm" svg:y2="11.162cm">
          <text:p/>
        </draw:line>
        <draw:line draw:style-name="gr3" draw:text-style-name="P3" draw:layer="layout" svg:x1="2.554cm" svg:y1="5.764cm" svg:x2="2.554cm" svg:y2="11.162cm">
          <text:p/>
        </draw:line>
        <draw:line draw:style-name="gr3" draw:text-style-name="P3" draw:layer="layout" svg:x1="2.871cm" svg:y1="5.764cm" svg:x2="2.871cm" svg:y2="11.479cm">
          <text:p/>
        </draw:line>
        <draw:line draw:style-name="gr3" draw:text-style-name="P3" draw:layer="layout" svg:x1="3.189cm" svg:y1="5.764cm" svg:x2="3.189cm" svg:y2="11.479cm">
          <text:p/>
        </draw:line>
        <draw:line draw:style-name="gr3" draw:text-style-name="P3" draw:layer="layout" svg:x1="3.506cm" svg:y1="5.764cm" svg:x2="3.506cm" svg:y2="11.479cm">
          <text:p/>
        </draw:line>
        <draw:line draw:style-name="gr3" draw:text-style-name="P3" draw:layer="layout" svg:x1="3.824cm" svg:y1="5.764cm" svg:x2="3.824cm" svg:y2="11.479cm">
          <text:p/>
        </draw:line>
        <draw:line draw:style-name="gr3" draw:text-style-name="P3" draw:layer="layout" svg:x1="4.141cm" svg:y1="5.764cm" svg:x2="4.141cm" svg:y2="11.479cm">
          <text:p/>
        </draw:line>
        <draw:line draw:style-name="gr3" draw:text-style-name="P3" draw:layer="layout" svg:x1="4.459cm" svg:y1="5.764cm" svg:x2="4.459cm" svg:y2="11.479cm">
          <text:p/>
        </draw:line>
        <draw:line draw:style-name="gr3" draw:text-style-name="P3" draw:layer="layout" svg:x1="4.776cm" svg:y1="5.764cm" svg:x2="4.776cm" svg:y2="11.479cm">
          <text:p/>
        </draw:line>
        <draw:line draw:style-name="gr3" draw:text-style-name="P3" draw:layer="layout" svg:x1="5.094cm" svg:y1="5.764cm" svg:x2="5.094cm" svg:y2="11.479cm">
          <text:p/>
        </draw:line>
        <draw:line draw:style-name="gr3" draw:text-style-name="P3" draw:layer="layout" svg:x1="5.411cm" svg:y1="5.764cm" svg:x2="5.411cm" svg:y2="11.479cm">
          <text:p/>
        </draw:line>
        <draw:line draw:style-name="gr3" draw:text-style-name="P3" draw:layer="layout" svg:x1="5.729cm" svg:y1="5.764cm" svg:x2="5.729cm" svg:y2="11.479cm">
          <text:p/>
        </draw:line>
        <draw:line draw:style-name="gr3" draw:text-style-name="P3" draw:layer="layout" svg:x1="6.046cm" svg:y1="5.764cm" svg:x2="6.046cm" svg:y2="11.479cm">
          <text:p/>
        </draw:line>
        <draw:line draw:style-name="gr3" draw:text-style-name="P3" draw:layer="layout" svg:x1="6.364cm" svg:y1="5.764cm" svg:x2="6.364cm" svg:y2="11.479cm">
          <text:p/>
        </draw:line>
        <draw:line draw:style-name="gr3" draw:text-style-name="P3" draw:layer="layout" svg:x1="6.681cm" svg:y1="5.764cm" svg:x2="6.681cm" svg:y2="11.479cm">
          <text:p/>
        </draw:line>
        <draw:line draw:style-name="gr3" draw:text-style-name="P3" draw:layer="layout" svg:x1="6.999cm" svg:y1="5.764cm" svg:x2="6.999cm" svg:y2="11.479cm">
          <text:p/>
        </draw:line>
        <draw:line draw:style-name="gr3" draw:text-style-name="P3" draw:layer="layout" svg:x1="7.316cm" svg:y1="5.764cm" svg:x2="7.316cm" svg:y2="11.479cm">
          <text:p/>
        </draw:line>
        <draw:line draw:style-name="gr3" draw:text-style-name="P3" draw:layer="layout" svg:x1="7.634cm" svg:y1="5.764cm" svg:x2="7.634cm" svg:y2="11.479cm">
          <text:p/>
        </draw:line>
        <draw:line draw:style-name="gr3" draw:text-style-name="P3" draw:layer="layout" svg:x1="7.951cm" svg:y1="5.764cm" svg:x2="7.951cm" svg:y2="11.479cm">
          <text:p/>
        </draw:line>
        <draw:line draw:style-name="gr3" draw:text-style-name="P3" draw:layer="layout" svg:x1="8.269cm" svg:y1="5.764cm" svg:x2="8.269cm" svg:y2="11.479cm">
          <text:p/>
        </draw:line>
        <draw:line draw:style-name="gr3" draw:text-style-name="P3" draw:layer="layout" svg:x1="8.586cm" svg:y1="5.764cm" svg:x2="8.586cm" svg:y2="11.479cm">
          <text:p/>
        </draw:line>
        <draw:line draw:style-name="gr3" draw:text-style-name="P3" draw:layer="layout" svg:x1="8.904cm" svg:y1="5.764cm" svg:x2="8.904cm" svg:y2="11.479cm">
          <text:p/>
        </draw:line>
        <draw:line draw:style-name="gr3" draw:text-style-name="P3" draw:layer="layout" svg:x1="9.221cm" svg:y1="5.764cm" svg:x2="9.221cm" svg:y2="11.479cm">
          <text:p/>
        </draw:line>
        <draw:line draw:style-name="gr3" draw:text-style-name="P3" draw:layer="layout" svg:x1="9.539cm" svg:y1="5.764cm" svg:x2="9.539cm" svg:y2="11.479cm">
          <text:p/>
        </draw:line>
        <draw:line draw:style-name="gr3" draw:text-style-name="P3" draw:layer="layout" svg:x1="9.856cm" svg:y1="5.764cm" svg:x2="9.856cm" svg:y2="11.479cm">
          <text:p/>
        </draw:line>
        <draw:line draw:style-name="gr3" draw:text-style-name="P3" draw:layer="layout" svg:x1="10.174cm" svg:y1="5.764cm" svg:x2="10.174cm" svg:y2="11.479cm">
          <text:p/>
        </draw:line>
        <draw:line draw:style-name="gr3" draw:text-style-name="P3" draw:layer="layout" svg:x1="10.491cm" svg:y1="5.764cm" svg:x2="10.491cm" svg:y2="11.479cm">
          <text:p/>
        </draw:line>
        <draw:line draw:style-name="gr3" draw:text-style-name="P3" draw:layer="layout" svg:x1="10.809cm" svg:y1="5.764cm" svg:x2="10.809cm" svg:y2="11.479cm">
          <text:p/>
        </draw:line>
        <draw:line draw:style-name="gr3" draw:text-style-name="P3" draw:layer="layout" svg:x1="11.126cm" svg:y1="5.764cm" svg:x2="11.126cm" svg:y2="11.479cm">
          <text:p/>
        </draw:line>
        <draw:line draw:style-name="gr3" draw:text-style-name="P3" draw:layer="layout" svg:x1="11.444cm" svg:y1="5.764cm" svg:x2="11.444cm" svg:y2="11.479cm">
          <text:p/>
        </draw:line>
        <draw:line draw:style-name="gr3" draw:text-style-name="P3" draw:layer="layout" svg:x1="11.761cm" svg:y1="5.764cm" svg:x2="11.761cm" svg:y2="11.479cm">
          <text:p/>
        </draw:line>
        <draw:line draw:style-name="gr3" draw:text-style-name="P3" draw:layer="layout" svg:x1="12.079cm" svg:y1="5.764cm" svg:x2="12.079cm" svg:y2="11.479cm">
          <text:p/>
        </draw:line>
        <draw:line draw:style-name="gr3" draw:text-style-name="P3" draw:layer="layout" svg:x1="12.396cm" svg:y1="5.764cm" svg:x2="12.396cm" svg:y2="11.479cm">
          <text:p/>
        </draw:line>
        <draw:line draw:style-name="gr3" draw:text-style-name="P3" draw:layer="layout" svg:x1="12.714cm" svg:y1="5.764cm" svg:x2="12.714cm" svg:y2="11.479cm">
          <text:p/>
        </draw:line>
        <draw:line draw:style-name="gr3" draw:text-style-name="P3" draw:layer="layout" svg:x1="13.031cm" svg:y1="5.764cm" svg:x2="13.031cm" svg:y2="11.479cm">
          <text:p/>
        </draw:line>
        <draw:line draw:style-name="gr3" draw:text-style-name="P3" draw:layer="layout" svg:x1="13.349cm" svg:y1="5.764cm" svg:x2="13.349cm" svg:y2="11.479cm">
          <text:p/>
        </draw:line>
        <draw:line draw:style-name="gr3" draw:text-style-name="P3" draw:layer="layout" svg:x1="13.666cm" svg:y1="5.764cm" svg:x2="13.666cm" svg:y2="11.479cm">
          <text:p/>
        </draw:line>
        <draw:line draw:style-name="gr3" draw:text-style-name="P3" draw:layer="layout" svg:x1="13.984cm" svg:y1="5.764cm" svg:x2="13.984cm" svg:y2="11.479cm">
          <text:p/>
        </draw:line>
        <draw:line draw:style-name="gr3" draw:text-style-name="P3" draw:layer="layout" svg:x1="14.301cm" svg:y1="5.764cm" svg:x2="14.301cm" svg:y2="11.479cm">
          <text:p/>
        </draw:line>
        <draw:line draw:style-name="gr3" draw:text-style-name="P3" draw:layer="layout" svg:x1="14.619cm" svg:y1="5.764cm" svg:x2="14.619cm" svg:y2="11.479cm">
          <text:p/>
        </draw:line>
        <draw:line draw:style-name="gr3" draw:text-style-name="P3" draw:layer="layout" svg:x1="14.936cm" svg:y1="5.764cm" svg:x2="14.936cm" svg:y2="11.479cm">
          <text:p/>
        </draw:line>
        <draw:line draw:style-name="gr3" draw:text-style-name="P3" draw:layer="layout" svg:x1="15.254cm" svg:y1="5.764cm" svg:x2="15.254cm" svg:y2="11.479cm">
          <text:p/>
        </draw:line>
        <draw:line draw:style-name="gr3" draw:text-style-name="P3" draw:layer="layout" svg:x1="15.571cm" svg:y1="6.082cm" svg:x2="15.571cm" svg:y2="11.162cm">
          <text:p/>
        </draw:line>
        <draw:custom-shape draw:style-name="gr2" draw:text-style-name="P2" draw:layer="layout" svg:width="13.97cm" svg:height="5.715cm" svg:x="1.894cm" svg:y="16.535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236cm" svg:y1="16.877cm" svg:x2="15.571cm" svg:y2="16.877cm">
          <text:p/>
        </draw:line>
        <draw:line draw:style-name="gr3" draw:text-style-name="P3" draw:layer="layout" svg:x1="1.919cm" svg:y1="17.194cm" svg:x2="15.571cm" svg:y2="17.194cm">
          <text:p/>
        </draw:line>
        <draw:line draw:style-name="gr3" draw:text-style-name="P3" draw:layer="layout" svg:x1="1.919cm" svg:y1="17.512cm" svg:x2="15.889cm" svg:y2="17.512cm">
          <text:p/>
        </draw:line>
        <draw:line draw:style-name="gr3" draw:text-style-name="P3" draw:layer="layout" svg:x1="1.919cm" svg:y1="17.829cm" svg:x2="15.889cm" svg:y2="17.829cm">
          <text:p/>
        </draw:line>
        <draw:line draw:style-name="gr3" draw:text-style-name="P3" draw:layer="layout" svg:x1="1.919cm" svg:y1="18.147cm" svg:x2="15.889cm" svg:y2="18.147cm">
          <text:p/>
        </draw:line>
        <draw:line draw:style-name="gr3" draw:text-style-name="P3" draw:layer="layout" svg:x1="1.919cm" svg:y1="18.464cm" svg:x2="15.889cm" svg:y2="18.464cm">
          <text:p/>
        </draw:line>
        <draw:line draw:style-name="gr3" draw:text-style-name="P3" draw:layer="layout" svg:x1="1.919cm" svg:y1="18.782cm" svg:x2="15.889cm" svg:y2="18.782cm">
          <text:p/>
        </draw:line>
        <draw:line draw:style-name="gr3" draw:text-style-name="P3" draw:layer="layout" svg:x1="1.919cm" svg:y1="19.099cm" svg:x2="15.889cm" svg:y2="19.099cm">
          <text:p/>
        </draw:line>
        <draw:line draw:style-name="gr3" draw:text-style-name="P3" draw:layer="layout" svg:x1="1.919cm" svg:y1="19.417cm" svg:x2="15.889cm" svg:y2="19.417cm">
          <text:p/>
        </draw:line>
        <draw:line draw:style-name="gr3" draw:text-style-name="P3" draw:layer="layout" svg:x1="1.919cm" svg:y1="19.734cm" svg:x2="15.889cm" svg:y2="19.734cm">
          <text:p/>
        </draw:line>
        <draw:line draw:style-name="gr3" draw:text-style-name="P3" draw:layer="layout" svg:x1="1.919cm" svg:y1="20.052cm" svg:x2="15.889cm" svg:y2="20.052cm">
          <text:p/>
        </draw:line>
        <draw:line draw:style-name="gr3" draw:text-style-name="P3" draw:layer="layout" svg:x1="1.919cm" svg:y1="20.369cm" svg:x2="15.889cm" svg:y2="20.369cm">
          <text:p/>
        </draw:line>
        <draw:line draw:style-name="gr3" draw:text-style-name="P3" draw:layer="layout" svg:x1="1.919cm" svg:y1="20.687cm" svg:x2="15.889cm" svg:y2="20.687cm">
          <text:p/>
        </draw:line>
        <draw:line draw:style-name="gr3" draw:text-style-name="P3" draw:layer="layout" svg:x1="1.919cm" svg:y1="21.004cm" svg:x2="15.889cm" svg:y2="21.004cm">
          <text:p/>
        </draw:line>
        <draw:line draw:style-name="gr3" draw:text-style-name="P3" draw:layer="layout" svg:x1="1.919cm" svg:y1="21.322cm" svg:x2="15.889cm" svg:y2="21.322cm">
          <text:p/>
        </draw:line>
        <draw:line draw:style-name="gr3" draw:text-style-name="P3" draw:layer="layout" svg:x1="1.919cm" svg:y1="21.639cm" svg:x2="15.889cm" svg:y2="21.639cm">
          <text:p/>
        </draw:line>
        <draw:line draw:style-name="gr3" draw:text-style-name="P3" draw:layer="layout" svg:x1="2.236cm" svg:y1="21.957cm" svg:x2="15.571cm" svg:y2="21.957cm">
          <text:p/>
        </draw:line>
        <draw:line draw:style-name="gr3" draw:text-style-name="P3" draw:layer="layout" svg:x1="2.236cm" svg:y1="16.877cm" svg:x2="2.236cm" svg:y2="21.957cm">
          <text:p/>
        </draw:line>
        <draw:line draw:style-name="gr3" draw:text-style-name="P3" draw:layer="layout" svg:x1="2.554cm" svg:y1="16.559cm" svg:x2="2.554cm" svg:y2="21.957cm">
          <text:p/>
        </draw:line>
        <draw:line draw:style-name="gr3" draw:text-style-name="P3" draw:layer="layout" svg:x1="2.871cm" svg:y1="16.559cm" svg:x2="2.871cm" svg:y2="22.274cm">
          <text:p/>
        </draw:line>
        <draw:line draw:style-name="gr3" draw:text-style-name="P3" draw:layer="layout" svg:x1="3.189cm" svg:y1="16.559cm" svg:x2="3.189cm" svg:y2="22.274cm">
          <text:p/>
        </draw:line>
        <draw:line draw:style-name="gr3" draw:text-style-name="P3" draw:layer="layout" svg:x1="3.506cm" svg:y1="16.559cm" svg:x2="3.506cm" svg:y2="22.274cm">
          <text:p/>
        </draw:line>
        <draw:line draw:style-name="gr3" draw:text-style-name="P3" draw:layer="layout" svg:x1="3.824cm" svg:y1="16.559cm" svg:x2="3.824cm" svg:y2="22.274cm">
          <text:p/>
        </draw:line>
        <draw:line draw:style-name="gr3" draw:text-style-name="P3" draw:layer="layout" svg:x1="4.141cm" svg:y1="16.559cm" svg:x2="4.141cm" svg:y2="22.274cm">
          <text:p/>
        </draw:line>
        <draw:line draw:style-name="gr3" draw:text-style-name="P3" draw:layer="layout" svg:x1="4.459cm" svg:y1="16.559cm" svg:x2="4.459cm" svg:y2="22.274cm">
          <text:p/>
        </draw:line>
        <draw:line draw:style-name="gr3" draw:text-style-name="P3" draw:layer="layout" svg:x1="4.776cm" svg:y1="16.559cm" svg:x2="4.776cm" svg:y2="22.274cm">
          <text:p/>
        </draw:line>
        <draw:line draw:style-name="gr3" draw:text-style-name="P3" draw:layer="layout" svg:x1="5.094cm" svg:y1="16.559cm" svg:x2="5.094cm" svg:y2="22.274cm">
          <text:p/>
        </draw:line>
        <draw:line draw:style-name="gr3" draw:text-style-name="P3" draw:layer="layout" svg:x1="5.411cm" svg:y1="16.559cm" svg:x2="5.411cm" svg:y2="22.274cm">
          <text:p/>
        </draw:line>
        <draw:line draw:style-name="gr3" draw:text-style-name="P3" draw:layer="layout" svg:x1="5.729cm" svg:y1="16.559cm" svg:x2="5.729cm" svg:y2="22.274cm">
          <text:p/>
        </draw:line>
        <draw:line draw:style-name="gr3" draw:text-style-name="P3" draw:layer="layout" svg:x1="6.046cm" svg:y1="16.559cm" svg:x2="6.046cm" svg:y2="22.274cm">
          <text:p/>
        </draw:line>
        <draw:line draw:style-name="gr3" draw:text-style-name="P3" draw:layer="layout" svg:x1="6.364cm" svg:y1="16.559cm" svg:x2="6.364cm" svg:y2="22.274cm">
          <text:p/>
        </draw:line>
        <draw:line draw:style-name="gr3" draw:text-style-name="P3" draw:layer="layout" svg:x1="6.681cm" svg:y1="16.559cm" svg:x2="6.681cm" svg:y2="22.274cm">
          <text:p/>
        </draw:line>
        <draw:line draw:style-name="gr3" draw:text-style-name="P3" draw:layer="layout" svg:x1="6.999cm" svg:y1="16.559cm" svg:x2="6.999cm" svg:y2="22.274cm">
          <text:p/>
        </draw:line>
        <draw:line draw:style-name="gr3" draw:text-style-name="P3" draw:layer="layout" svg:x1="7.316cm" svg:y1="16.559cm" svg:x2="7.316cm" svg:y2="22.274cm">
          <text:p/>
        </draw:line>
        <draw:line draw:style-name="gr3" draw:text-style-name="P3" draw:layer="layout" svg:x1="7.634cm" svg:y1="16.559cm" svg:x2="7.634cm" svg:y2="22.274cm">
          <text:p/>
        </draw:line>
        <draw:line draw:style-name="gr3" draw:text-style-name="P3" draw:layer="layout" svg:x1="7.951cm" svg:y1="16.559cm" svg:x2="7.951cm" svg:y2="22.274cm">
          <text:p/>
        </draw:line>
        <draw:line draw:style-name="gr3" draw:text-style-name="P3" draw:layer="layout" svg:x1="8.269cm" svg:y1="16.559cm" svg:x2="8.269cm" svg:y2="22.274cm">
          <text:p/>
        </draw:line>
        <draw:line draw:style-name="gr3" draw:text-style-name="P3" draw:layer="layout" svg:x1="8.586cm" svg:y1="16.559cm" svg:x2="8.586cm" svg:y2="22.274cm">
          <text:p/>
        </draw:line>
        <draw:line draw:style-name="gr3" draw:text-style-name="P3" draw:layer="layout" svg:x1="8.904cm" svg:y1="16.559cm" svg:x2="8.904cm" svg:y2="22.274cm">
          <text:p/>
        </draw:line>
        <draw:line draw:style-name="gr3" draw:text-style-name="P3" draw:layer="layout" svg:x1="9.221cm" svg:y1="16.559cm" svg:x2="9.221cm" svg:y2="22.274cm">
          <text:p/>
        </draw:line>
        <draw:line draw:style-name="gr3" draw:text-style-name="P3" draw:layer="layout" svg:x1="9.539cm" svg:y1="16.559cm" svg:x2="9.539cm" svg:y2="22.274cm">
          <text:p/>
        </draw:line>
        <draw:line draw:style-name="gr3" draw:text-style-name="P3" draw:layer="layout" svg:x1="9.856cm" svg:y1="16.559cm" svg:x2="9.856cm" svg:y2="22.274cm">
          <text:p/>
        </draw:line>
        <draw:line draw:style-name="gr3" draw:text-style-name="P3" draw:layer="layout" svg:x1="10.174cm" svg:y1="16.559cm" svg:x2="10.174cm" svg:y2="22.274cm">
          <text:p/>
        </draw:line>
        <draw:line draw:style-name="gr3" draw:text-style-name="P3" draw:layer="layout" svg:x1="10.491cm" svg:y1="16.559cm" svg:x2="10.491cm" svg:y2="22.274cm">
          <text:p/>
        </draw:line>
        <draw:line draw:style-name="gr3" draw:text-style-name="P3" draw:layer="layout" svg:x1="10.809cm" svg:y1="16.559cm" svg:x2="10.809cm" svg:y2="22.274cm">
          <text:p/>
        </draw:line>
        <draw:line draw:style-name="gr3" draw:text-style-name="P3" draw:layer="layout" svg:x1="11.126cm" svg:y1="16.559cm" svg:x2="11.126cm" svg:y2="22.274cm">
          <text:p/>
        </draw:line>
        <draw:line draw:style-name="gr3" draw:text-style-name="P3" draw:layer="layout" svg:x1="11.444cm" svg:y1="16.559cm" svg:x2="11.444cm" svg:y2="22.274cm">
          <text:p/>
        </draw:line>
        <draw:line draw:style-name="gr3" draw:text-style-name="P3" draw:layer="layout" svg:x1="11.761cm" svg:y1="16.559cm" svg:x2="11.761cm" svg:y2="22.274cm">
          <text:p/>
        </draw:line>
        <draw:line draw:style-name="gr3" draw:text-style-name="P3" draw:layer="layout" svg:x1="12.079cm" svg:y1="16.559cm" svg:x2="12.079cm" svg:y2="22.274cm">
          <text:p/>
        </draw:line>
        <draw:line draw:style-name="gr3" draw:text-style-name="P3" draw:layer="layout" svg:x1="12.396cm" svg:y1="16.559cm" svg:x2="12.396cm" svg:y2="22.274cm">
          <text:p/>
        </draw:line>
        <draw:line draw:style-name="gr3" draw:text-style-name="P3" draw:layer="layout" svg:x1="12.714cm" svg:y1="16.559cm" svg:x2="12.714cm" svg:y2="22.274cm">
          <text:p/>
        </draw:line>
        <draw:line draw:style-name="gr3" draw:text-style-name="P3" draw:layer="layout" svg:x1="13.031cm" svg:y1="16.559cm" svg:x2="13.031cm" svg:y2="22.274cm">
          <text:p/>
        </draw:line>
        <draw:line draw:style-name="gr3" draw:text-style-name="P3" draw:layer="layout" svg:x1="13.349cm" svg:y1="16.559cm" svg:x2="13.349cm" svg:y2="22.274cm">
          <text:p/>
        </draw:line>
        <draw:line draw:style-name="gr3" draw:text-style-name="P3" draw:layer="layout" svg:x1="13.666cm" svg:y1="16.559cm" svg:x2="13.666cm" svg:y2="22.274cm">
          <text:p/>
        </draw:line>
        <draw:line draw:style-name="gr3" draw:text-style-name="P3" draw:layer="layout" svg:x1="13.984cm" svg:y1="16.559cm" svg:x2="13.984cm" svg:y2="22.274cm">
          <text:p/>
        </draw:line>
        <draw:line draw:style-name="gr3" draw:text-style-name="P3" draw:layer="layout" svg:x1="14.301cm" svg:y1="16.559cm" svg:x2="14.301cm" svg:y2="22.274cm">
          <text:p/>
        </draw:line>
        <draw:line draw:style-name="gr3" draw:text-style-name="P3" draw:layer="layout" svg:x1="14.619cm" svg:y1="16.559cm" svg:x2="14.619cm" svg:y2="22.274cm">
          <text:p/>
        </draw:line>
        <draw:line draw:style-name="gr3" draw:text-style-name="P3" draw:layer="layout" svg:x1="14.936cm" svg:y1="16.559cm" svg:x2="14.936cm" svg:y2="22.274cm">
          <text:p/>
        </draw:line>
        <draw:line draw:style-name="gr3" draw:text-style-name="P3" draw:layer="layout" svg:x1="15.254cm" svg:y1="16.559cm" svg:x2="15.254cm" svg:y2="22.274cm">
          <text:p/>
        </draw:line>
        <draw:line draw:style-name="gr3" draw:text-style-name="P3" draw:layer="layout" svg:x1="15.571cm" svg:y1="16.877cm" svg:x2="15.571cm" svg:y2="21.9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4:27:54.981000000</dc:date>
    <meta:editing-duration>PT36M23S</meta:editing-duration>
    <meta:editing-cycles>6</meta:editing-cycles>
    <meta:generator>LibreOffice/7.5.0.3$Windows_X86_64 LibreOffice_project/c21113d003cd3efa8c53188764377a8272d9d6de</meta:generator>
    <meta:document-statistic meta:object-count="124"/>
  </office:meta>
</office:document-meta>
</file>